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kson,</text:p>
      <text:p text:style-name="P1"/>
      <text:p text:style-name="P1">I've hid your toy</text:p>
      <text:p text:style-name="P1">for my own joy -</text:p>
      <text:p text:style-name="P1">I hope that you won't mind it.</text:p>
      <text:p text:style-name="P1">Just chew on it</text:p>
      <text:p text:style-name="P1">or stew on it</text:p>
      <text:p text:style-name="P1">and use the clues to find it.</text:p>
      <text:p text:style-name="P1"/>
      <text:p text:style-name="P1">Have fun!</text:p>
      <text:p text:style-name="P1">Santa</text:p>
      <text:p text:style-name="P1"/>
      <text:p text:style-name="P1"/>
      <text:p text:style-name="P1">Clue:</text:p>
      <text:p text:style-name="P1"/>
      <text:p text:style-name="P1"/>
      <text:p text:style-name="P1">___<text:tab/>___<text:tab/>___<text:tab/>___<text:tab/>___<text:tab/><text:tab/>___<text:tab/>___<text:tab/>___</text:p>
      <text:p text:style-name="P1"><text:s text:c="2"/>1<text:tab/> <text:s/>2<text:tab/> <text:s/>3<text:tab/> <text:s/>4<text:tab/> <text:s/>5<text:tab/><text:tab/> <text:s/>6<text:tab/> <text:s/>7<text:tab/> <text:s/>8</text:p>
      <text:p text:style-name="P1"/>
      <text:p text:style-name="P1"/>
      <text:p text:style-name="P1">Use the first letter of each answer below to fill in the clue words above.</text:p>
      <text:p text:style-name="P1"/>
      <text:p text:style-name="P1">________________________<text:tab/>1. B<text:span text:style-name="T1">eef stew ingredient sounds like diamond size.</text:span></text:p>
      <text:p text:style-name="P1"/>
      <text:p text:style-name="P1">________________________<text:tab/>2. Stewer instructions.</text:p>
      <text:p text:style-name="P1"/>
      <text:p text:style-name="P1">________________________<text:tab/>3. Underground veggie often used with liver.</text:p>
      <text:p text:style-name="P1"/>
      <text:p text:style-name="P1">________________________<text:tab/>4. A slice of the dairy market.</text:p>
      <text:p text:style-name="P1"/>
      <text:p text:style-name="P1">________________________<text:tab/>5.<text:span text:style-name="T1"> Glazed donut maker</text:span>.</text:p>
      <text:p text:style-name="P1"/>
      <text:p text:style-name="P1">________________________<text:tab/>6. Ledo's specialty.</text:p>
      <text:p text:style-name="P1"/>
      <text:p text:style-name="P1">________________________<text:tab/>7. Sunny citrus source of Sterling soccer seen.</text:p>
      <text:p text:style-name="P1"/>
      <text:p text:style-name="P1">________________________<text:tab/>8. Soup meat of a Maryland masco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oug Rogers</meta:initial-creator>
    <meta:creation-date>2006-12-25T02:57:00</meta:creation-date>
    <dc:creator>Doug Rogers</dc:creator>
    <dc:date>2006-12-25T03:59:04</dc:date>
    <meta:printed-by>Doug Rogers</meta:printed-by>
    <meta:print-date>2006-12-25T03:38:55</meta:print-date>
    <dc:language>en-US</dc:language>
    <meta:editing-cycles>4</meta:editing-cycles>
    <meta:editing-duration>PT46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05" meta:character-count="755"/>
  </office:meta>
</office:document-meta>
</file>